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draw:fill="solid" draw:fill-color="#aecf00" draw:textarea-horizontal-align="center" draw:textarea-vertical-align="middle" draw:auto-grow-height="false" fo:padding-left="0.508cm"/>
    </style:style>
    <style:style style:name="gr2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3" style:family="graphic" style:parent-style-name="standard">
      <style:graphic-properties svg:stroke-width="0.051cm" svg:stroke-color="#000000" draw:marker-start-width="0.376cm" draw:marker-end-width="0.3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Fine_20_Dashed_20__28_var_29_" svg:stroke-width="0.051cm" svg:stroke-color="#000000" draw:marker-start="" draw:marker-start-width="0.3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376cm" draw:marker-end-width="0.376cm" draw:fill="solid" draw:fill-color="#ffcc99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cm"/>
    </style:style>
    <style:style style:name="gr7" style:family="graphic" style:parent-style-name="standard">
      <style:graphic-properties draw:stroke="solid" draw:stroke-dash="Ultrafine_20_Dashed" draw:fill="solid" draw:fill-color="#ff950e" draw:textarea-horizontal-align="left" draw:textarea-vertical-align="middle" draw:auto-grow-height="false" fo:padding-left="0.508cm"/>
    </style:style>
    <style:style style:name="gr8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0" style:family="graphic">
      <style:graphic-properties draw:stroke="solid" draw:stroke-dash="Ultrafine_20_Dashed" draw:fill="solid" draw:fill-color="#ff950e" draw:textarea-horizontal-align="left" draw:textarea-vertical-align="middle" draw:auto-grow-height="false" fo:padding-left="0.508cm"/>
    </style:style>
    <style:style style:name="gr11" style:family="graphic">
      <style:graphic-properties draw:fill="solid" draw:fill-color="#94bd5e" draw:textarea-horizontal-align="justify" draw:textarea-vertical-align="middle" draw:auto-grow-height="false"/>
    </style:style>
    <style:style style:name="gr12" style:family="graphic">
      <style:graphic-properties draw:stroke="solid" draw:stroke-dash="Ultrafine_20_Dashed" draw:fill="solid" draw:fill-color="#aecf00" draw:textarea-horizontal-align="center" draw:textarea-vertical-align="middle" draw:auto-grow-height="false" fo:padding-left="0.508cm"/>
    </style:style>
    <style:style style:name="gr13" style:family="graphic">
      <style:graphic-properties draw:fill="solid" draw:fill-color="#ffff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P6" style:family="paragraph">
      <style:paragraph-properties fo:text-align="center"/>
      <style:text-properties fo:font-size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/>
    </style:style>
    <style:style style:name="T3" style:family="text"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6.35cm" svg:height="3.81cm" svg:x="21.32cm" svg:y="4.175cm">
          <text:p text:style-name="P1"><text:span text:style-name="T1">Self-Service</text:span></text:p>
          <draw:enhanced-geometry svg:viewBox="0 0 21600 21600" draw:path-stretchpoint-x="10800" draw:path-stretchpoint-y="10800" draw:text-areas="?f3 ?f4 ?f5 ?f6" draw:type="round-rectangle" draw:modifiers="1915.116279069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4.445cm" svg:height="1.905cm" svg:x="1.635cm" svg:y="2.27cm">
          <text:p text:style-name="P1"><text:span text:style-name="T2">Application</text:span><text:span text:style-name="T2"><text:line-break/></text:span><text:span text:style-name="T2">A1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3" xml:id="id8" draw:id="id8" draw:layer="layout" svg:width="4.445cm" svg:height="1.905cm" svg:x="1.636cm" svg:y="4.81cm">
          <text:p text:style-name="P1"><text:span text:style-name="T2">Application</text:span><text:span text:style-name="T2"><text:line-break/></text:span><text:span text:style-name="T2">A2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3" xml:id="id6" draw:id="id6" draw:layer="layout" svg:width="4.445cm" svg:height="1.905cm" svg:x="1.637cm" svg:y="7.35cm">
          <text:p text:style-name="P1"><text:span text:style-name="T2">Application</text:span><text:span text:style-name="T2"><text:line-break/></text:span><text:span text:style-name="T2">A3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1" draw:layer="layout" draw:type="curve" svg:x1="8.621cm" svg:y1="3.54cm" svg:x2="6.08cm" svg:y2="3.223cm" draw:start-shape="id1" draw:start-glue-point="3" draw:end-shape="id2" draw:end-glue-point="7" svg:d="m8621 3540c-1906 0-636-317-2541-317" svg:viewBox="0 0 2542 318">
          <text:p/>
        </draw:connector>
        <draw:connector draw:style-name="gr3" draw:text-style-name="P1" draw:layer="layout" draw:type="curve" svg:x1="16.24cm" svg:y1="6.08cm" svg:x2="16.875cm" svg:y2="6.08cm" draw:start-shape="id3" draw:start-glue-point="1" draw:end-shape="id4" draw:end-glue-point="6" svg:d="m16240 6080h635" svg:viewBox="0 0 636 1">
          <text:p/>
        </draw:connector>
        <draw:connector draw:style-name="gr3" draw:text-style-name="P1" draw:layer="layout" draw:type="curve" svg:x1="8.62cm" svg:y1="8.62cm" svg:x2="6.082cm" svg:y2="8.303cm" draw:start-shape="id5" draw:end-shape="id6" draw:end-glue-point="7" svg:d="m8620 8620c-1903 0-635-317-2538-317" svg:viewBox="0 0 2539 318">
          <text:p/>
        </draw:connector>
        <draw:connector draw:style-name="gr4" draw:text-style-name="P1" draw:layer="layout" draw:type="curve" svg:x1="21.32cm" svg:y1="6.08cm" svg:x2="18.145cm" svg:y2="6.08cm" draw:start-shape="id7" draw:start-glue-point="3" draw:end-shape="id4" draw:end-glue-point="10" svg:d="m21320 6080h-3175" svg:viewBox="0 0 3176 1">
          <text:p/>
        </draw:connector>
        <draw:custom-shape draw:style-name="gr5" draw:text-style-name="P1" xml:id="id4" draw:id="id4" draw:layer="layout" svg:width="1.27cm" svg:height="1.27cm" svg:x="16.875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5.08cm" svg:height="2.639cm" svg:x="15.605cm" svg:y="2.27cm">
          <draw:text-box>
            <text:p text:style-name="P1"><text:span text:style-name="T3">Provisioning</text:span><text:span text:style-name="T3"><text:line-break/></text:span><text:span text:style-name="T3">System</text:span></text:p>
            <text:p text:style-name="P1"><text:span text:style-name="T3">Interface</text:span></text:p>
          </draw:text-box>
        </draw:frame>
        <draw:custom-shape draw:style-name="gr7" draw:text-style-name="P2" xml:id="id3" draw:id="id3" draw:layer="layout" svg:width="6.35cm" svg:height="5.08cm" svg:x="9.89cm" svg:y="3.54cm">
          <text:p text:style-name="P1"><text:span text:style-name="T1">Identity</text:span></text:p>
          <text:p text:style-name="P1"><text:span text:style-name="T1">Provisioning</text:span></text:p>
          <text:p text:style-name="P1"><text:span text:style-name="T1">System</text:span></text:p>
          <draw:enhanced-geometry svg:viewBox="0 0 21600 21600" draw:path-stretchpoint-x="10800" draw:path-stretchpoint-y="10800" draw:text-areas="?f3 ?f4 ?f5 ?f6" draw:type="round-rectangle" draw:modifiers="1915.116279069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8.621cm" svg:y1="3.54cm" svg:x2="6.081cm" svg:y2="5.763cm" draw:start-shape="id1" draw:start-glue-point="3" draw:end-shape="id8" draw:end-glue-point="7" svg:d="m8621 3540c-1905 0-635 2223-2540 2223" svg:viewBox="0 0 2541 2224">
          <text:p/>
        </draw:connector>
        <draw:custom-shape draw:style-name="gr8" draw:text-style-name="P1" xml:id="id5" draw:id="id5" draw:layer="layout" svg:width="3.175cm" svg:height="1.27cm" svg:x="8.62cm" svg:y="7.985cm">
          <text:p text:style-name="P1">connector</text:p>
          <draw:enhanced-geometry svg:viewBox="0 0 21600 21600" draw:type="rectangle" draw:enhanced-path="M 0 0 L 21600 0 21600 21600 0 21600 0 0 Z N"/>
        </draw:custom-shape>
        <draw:custom-shape draw:style-name="gr8" draw:text-style-name="P1" xml:id="id1" draw:id="id1" draw:layer="layout" svg:width="3.175cm" svg:height="1.27cm" svg:x="8.621cm" svg:y="2.905cm">
          <text:p text:style-name="P1">connector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4.445cm" svg:height="1.905cm" svg:x="13.065cm" svg:y="7.985cm">
          <text:p text:style-name="P5"><text:span text:style-name="T4">Workf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onnector draw:style-name="gr3" draw:text-style-name="P1" draw:layer="layout" draw:type="curve" svg:x1="17.51cm" svg:y1="3.54cm" svg:x2="19.78cm" svg:y2="6.715cm" draw:start-shape="id9" draw:end-shape="id10" svg:d="m17510 3540c1702 0 568 3175 2270 3175" svg:viewBox="0 0 2271 3176">
          <text:p/>
        </draw:connector>
        <draw:custom-shape draw:style-name="gr7" draw:text-style-name="P2" draw:layer="layout" svg:width="6.35cm" svg:height="5.08cm" svg:x="9.62cm" svg:y="3.54cm">
          <text:p text:style-name="P1"><text:span text:style-name="T1">Identity</text:span></text:p>
          <text:p text:style-name="P1"><text:span text:style-name="T1">Provisioning</text:span></text:p>
          <text:p text:style-name="P1"><text:span text:style-name="T1">System</text:span></text:p>
          <draw:enhanced-geometry svg:viewBox="0 0 21600 21600" draw:path-stretchpoint-x="10800" draw:path-stretchpoint-y="10800" draw:text-areas="?f3 ?f4 ?f5 ?f6" draw:type="round-rectangle" draw:modifiers="1915.116279069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0" draw:id="id10" draw:layer="layout" svg:width="6.35cm" svg:height="5.08cm" svg:x="19.78cm" svg:y="4.175cm">
          <text:p text:style-name="P1"><text:span text:style-name="T1">Application</text:span><text:span text:style-name="T1"><text:line-break/></text:span><text:span text:style-name="T1">A4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6.35cm" svg:height="1.905cm" svg:x="21.685cm" svg:y="3.54cm">
          <text:p text:style-name="P1"><text:span text:style-name="T1">Self-Service</text:span></text:p>
          <draw:enhanced-geometry svg:viewBox="0 0 21600 21600" draw:path-stretchpoint-x="10800" draw:path-stretchpoint-y="10800" draw:text-areas="?f3 ?f4 ?f5 ?f6" draw:type="round-rectangle" draw:modifiers="1915.116279069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2" draw:id="id12" draw:layer="layout" svg:width="4.445cm" svg:height="1.905cm" svg:x="1.635cm" svg:y="2.27cm">
          <text:p text:style-name="P1"><text:span text:style-name="T2">Application</text:span><text:span text:style-name="T2"><text:line-break/></text:span><text:span text:style-name="T2">A1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3" xml:id="id15" draw:id="id15" draw:layer="layout" svg:width="4.445cm" svg:height="1.905cm" svg:x="1.636cm" svg:y="4.81cm">
          <text:p text:style-name="P1"><text:span text:style-name="T2">Application</text:span><text:span text:style-name="T2"><text:line-break/></text:span><text:span text:style-name="T2">A2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3" xml:id="id14" draw:id="id14" draw:layer="layout" svg:width="4.445cm" svg:height="1.905cm" svg:x="1.637cm" svg:y="7.35cm">
          <text:p text:style-name="P1"><text:span text:style-name="T2">Application</text:span><text:span text:style-name="T2"><text:line-break/></text:span><text:span text:style-name="T2">A3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1" draw:layer="layout" draw:type="curve" svg:x1="8.621cm" svg:y1="3.54cm" svg:x2="6.08cm" svg:y2="3.223cm" draw:start-shape="id11" draw:start-glue-point="3" draw:end-shape="id12" draw:end-glue-point="7" svg:d="m8621 3540c-1906 0-636-317-2541-317" svg:viewBox="0 0 2542 318">
          <text:p/>
        </draw:connector>
        <draw:connector draw:style-name="gr3" draw:text-style-name="P1" draw:layer="layout" draw:type="curve" svg:x1="8.62cm" svg:y1="8.62cm" svg:x2="6.082cm" svg:y2="8.303cm" draw:start-shape="id13" draw:end-shape="id14" draw:end-glue-point="7" svg:d="m8620 8620c-1903 0-635-317-2538-317" svg:viewBox="0 0 2539 318">
          <text:p/>
        </draw:connector>
        <draw:connector draw:style-name="gr3" draw:text-style-name="P1" draw:layer="layout" draw:type="curve" svg:x1="8.621cm" svg:y1="3.54cm" svg:x2="6.081cm" svg:y2="5.763cm" draw:start-shape="id11" draw:start-glue-point="3" draw:end-shape="id15" draw:end-glue-point="7" svg:d="m8621 3540c-1905 0-635 2223-2540 2223" svg:viewBox="0 0 2541 2224">
          <text:p/>
        </draw:connector>
        <draw:custom-shape draw:style-name="gr8" draw:text-style-name="P1" xml:id="id13" draw:id="id13" draw:layer="layout" svg:width="3.175cm" svg:height="1.27cm" svg:x="8.62cm" svg:y="7.985cm">
          <text:p text:style-name="P1">connector</text:p>
          <draw:enhanced-geometry svg:viewBox="0 0 21600 21600" draw:type="rectangle" draw:enhanced-path="M 0 0 L 21600 0 21600 21600 0 21600 0 0 Z N"/>
        </draw:custom-shape>
        <draw:custom-shape draw:style-name="gr8" draw:text-style-name="P1" xml:id="id11" draw:id="id11" draw:layer="layout" svg:width="3.175cm" svg:height="1.27cm" svg:x="8.621cm" svg:y="2.905cm">
          <text:p text:style-name="P1">connector</text:p>
          <draw:enhanced-geometry svg:viewBox="0 0 21600 21600" draw:type="rectangle" draw:enhanced-path="M 0 0 L 21600 0 21600 21600 0 21600 0 0 Z N"/>
        </draw:custom-shape>
        <draw:custom-shape draw:style-name="gr8" draw:text-style-name="P1" xml:id="id9" draw:id="id9" draw:layer="layout" svg:width="3.175cm" svg:height="1.27cm" svg:x="14.335cm" svg:y="2.905cm">
          <text:p text:style-name="P1">connector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4.445cm" svg:height="1.905cm" svg:x="13.066cm" svg:y="7.986cm">
          <text:p text:style-name="P5"><text:span text:style-name="T4">Workf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connector draw:style-name="gr3" draw:text-style-name="P1" draw:layer="layout" draw:type="curve" svg:x1="17.51cm" svg:y1="3.54cm" svg:x2="19.78cm" svg:y2="6.715cm" draw:start-shape="id16" draw:end-shape="id17" svg:d="m17510 3540c1702 0 568 3175 2270 3175" svg:viewBox="0 0 2271 3176">
          <text:p/>
        </draw:connector>
        <draw:custom-shape draw:style-name="gr10" draw:text-style-name="P2" draw:layer="Layout" svg:width="6.35cm" svg:height="5.08cm" svg:x="9.62cm" svg:y="3.54cm">
          <text:p text:style-name="P6"><text:span text:style-name="T1">Identity</text:span></text:p>
          <text:p text:style-name="P6"><text:span text:style-name="T1">Provisioning</text:span></text:p>
          <text:p text:style-name="P6"><text:span text:style-name="T1">System</text:span></text:p>
          <draw:enhanced-geometry svg:viewBox="0 0 21600 21600" draw:path-stretchpoint-x="10800" draw:path-stretchpoint-y="10800" draw:text-areas="?f3 ?f4 ?f5 ?f6" draw:type="round-rectangle" draw:modifiers="1915.116279069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17" draw:id="id17" draw:layer="Layout" svg:width="6.35cm" svg:height="5.08cm" svg:x="19.78cm" svg:y="4.175cm">
          <text:p text:style-name="P6"><text:span text:style-name="T1">Application</text:span><text:span text:style-name="T1"><text:line-break/></text:span><text:span text:style-name="T1">A4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2" draw:layer="Layout" svg:width="6.35cm" svg:height="1.905cm" svg:x="21.685cm" svg:y="3.54cm">
          <text:p text:style-name="P6"><text:span text:style-name="T1">Self-Service</text:span></text:p>
          <draw:enhanced-geometry svg:viewBox="0 0 21600 21600" draw:path-stretchpoint-x="10800" draw:path-stretchpoint-y="10800" draw:text-areas="?f3 ?f4 ?f5 ?f6" draw:type="round-rectangle" draw:modifiers="1915.116279069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19" draw:id="id19" draw:layer="Layout" svg:width="4.445cm" svg:height="1.905cm" svg:x="1.635cm" svg:y="2.27cm">
          <text:p text:style-name="P3"><text:span text:style-name="T2">Application</text:span><text:span text:style-name="T2"><text:line-break/></text:span><text:span text:style-name="T2">A1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3" xml:id="id22" draw:id="id22" draw:layer="Layout" svg:width="4.445cm" svg:height="1.905cm" svg:x="1.636cm" svg:y="4.81cm">
          <text:p text:style-name="P3"><text:span text:style-name="T2">Application</text:span><text:span text:style-name="T2"><text:line-break/></text:span><text:span text:style-name="T2">A2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3" xml:id="id21" draw:id="id21" draw:layer="Layout" svg:width="4.445cm" svg:height="1.905cm" svg:x="1.637cm" svg:y="7.35cm">
          <text:p text:style-name="P3"><text:span text:style-name="T2">Application</text:span><text:span text:style-name="T2"><text:line-break/></text:span><text:span text:style-name="T2">A3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1" draw:layer="layout" draw:type="curve" svg:x1="8.621cm" svg:y1="3.54cm" svg:x2="6.08cm" svg:y2="3.223cm" draw:start-shape="id18" draw:start-glue-point="3" draw:end-shape="id19" draw:end-glue-point="7" svg:d="m8621 3540c-1906 0-636-317-2541-317" svg:viewBox="0 0 2542 318">
          <text:p/>
        </draw:connector>
        <draw:connector draw:style-name="gr3" draw:text-style-name="P1" draw:layer="layout" draw:type="curve" svg:x1="8.62cm" svg:y1="8.62cm" svg:x2="6.082cm" svg:y2="8.303cm" draw:start-shape="id20" draw:end-shape="id21" draw:end-glue-point="7" svg:d="m8620 8620c-1903 0-635-317-2538-317" svg:viewBox="0 0 2539 318">
          <text:p/>
        </draw:connector>
        <draw:connector draw:style-name="gr3" draw:text-style-name="P1" draw:layer="layout" draw:type="curve" svg:x1="8.621cm" svg:y1="3.54cm" svg:x2="6.081cm" svg:y2="5.763cm" draw:start-shape="id18" draw:start-glue-point="3" draw:end-shape="id22" draw:end-glue-point="7" svg:d="m8621 3540c-1905 0-635 2223-2540 2223" svg:viewBox="0 0 2541 2224">
          <text:p/>
        </draw:connector>
        <draw:custom-shape draw:style-name="gr13" draw:text-style-name="P3" xml:id="id20" draw:id="id20" draw:layer="Layout" svg:width="3.175cm" svg:height="1.27cm" svg:x="8.62cm" svg:y="7.985cm">
          <text:p text:style-name="P3">connector</text:p>
          <draw:enhanced-geometry svg:viewBox="0 0 21600 21600" draw:type="rectangle" draw:enhanced-path="M 0 0 L 21600 0 21600 21600 0 21600 0 0 Z N"/>
        </draw:custom-shape>
        <draw:custom-shape draw:style-name="gr13" draw:text-style-name="P3" xml:id="id18" draw:id="id18" draw:layer="Layout" svg:width="3.175cm" svg:height="1.27cm" svg:x="8.621cm" svg:y="2.905cm">
          <text:p text:style-name="P3">connector</text:p>
          <draw:enhanced-geometry svg:viewBox="0 0 21600 21600" draw:type="rectangle" draw:enhanced-path="M 0 0 L 21600 0 21600 21600 0 21600 0 0 Z N"/>
        </draw:custom-shape>
        <draw:custom-shape draw:style-name="gr13" draw:text-style-name="P3" xml:id="id16" draw:id="id16" draw:layer="Layout" svg:width="3.175cm" svg:height="1.27cm" svg:x="14.335cm" svg:y="2.905cm">
          <text:p text:style-name="P3">connecto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905cm" svg:x="21.685cm" svg:y="7.985cm">
          <text:p text:style-name="P6"><text:span text:style-name="T1">Workflow</text:span></text:p>
          <draw:enhanced-geometry svg:viewBox="0 0 21600 21600" draw:path-stretchpoint-x="10800" draw:path-stretchpoint-y="10800" draw:text-areas="?f3 ?f4 ?f5 ?f6" draw:type="round-rectangle" draw:modifiers="1915.116279069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dovan Semančík</meta:initial-creator>
    <meta:creation-date>2011-07-14T10:59:41</meta:creation-date>
    <dc:date>2014-02-21T16:34:32.289255575</dc:date>
    <dc:creator>Radovan Semancik</dc:creator>
    <meta:editing-duration>PT4H9M20S</meta:editing-duration>
    <meta:editing-cycles>36</meta:editing-cycles>
    <meta:generator>LibreOffice/4.1.3.2$Linux_X86_64 LibreOffice_project/410m0$Build-2</meta:generator>
    <meta:document-statistic meta:object-count="43"/>
  </office:meta>
</office:document-meta>
</file>